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Nimbus Mono L" svg:font-family="'Nimbus Mono L'" style:font-family-generic="modern" style:font-pitch="fixed"/>
    <style:font-face style:name="Bitstream Vera Sans Mono" svg:font-family="'Bitstream Vera Sans Mono'" style:font-adornments="Roman" style:font-family-generic="swiss" style:font-pitch="fixed"/>
    <style:font-face style:name="DejaVu Sans" svg:font-family="'DejaVu Sans'" style:font-pitch="variable"/>
    <style:font-face style:name="Nimbus Roman No9 L" svg:font-family="'Nimbus Roman No9 L'" style:font-family-generic="roman" style:font-pitch="variable"/>
    <style:font-face style:name="Arial" svg:font-family="Arial" style:font-family-generic="swiss" style:font-pitch="variable"/>
  </office:font-face-decls>
  <office:automatic-styles>
    <style:style style:name="Tableau1" style:family="table">
      <style:table-properties style:width="2.215cm" table:align="center"/>
    </style:style>
    <style:style style:name="Tableau1.A" style:family="table-column">
      <style:table-column-properties style:column-width="2.215cm"/>
    </style:style>
    <style:style style:name="Tableau1.A1" style:family="table-cell">
      <style:table-cell-properties style:vertical-align="middle" fo:padding="0.049cm" fo:border="none"/>
    </style:style>
    <style:style style:name="Tableau2" style:family="table">
      <style:table-properties style:width="12.832cm" table:align="center" fo:background-color="#ffffff">
        <style:background-image/>
      </style:table-properties>
    </style:style>
    <style:style style:name="Tableau2.A" style:family="table-column">
      <style:table-column-properties style:column-width="12.832cm"/>
    </style:style>
    <style:style style:name="Tableau2.1" style:family="table-row">
      <style:table-row-properties style:min-row-height="0.847cm"/>
    </style:style>
    <style:style style:name="Tableau2.A1" style:family="table-cell">
      <style:table-cell-properties style:vertical-align="middle" fo:padding="0.212cm" fo:border="none"/>
    </style:style>
    <style:style style:name="Tableau3" style:family="table">
      <style:table-properties style:width="12.832cm" table:align="center" fo:background-color="#ffffff">
        <style:background-image/>
      </style:table-properties>
    </style:style>
    <style:style style:name="Tableau3.A" style:family="table-column">
      <style:table-column-properties style:column-width="12.832cm"/>
    </style:style>
    <style:style style:name="Tableau3.A1" style:family="table-cell">
      <style:table-cell-properties style:vertical-align="middle" fo:padding="0.212cm" fo:border="none"/>
    </style:style>
    <style:style style:name="Tableau4" style:family="table">
      <style:table-properties style:width="12.885cm" table:align="center" fo:background-color="#ffffff">
        <style:background-image/>
      </style:table-properties>
    </style:style>
    <style:style style:name="Tableau4.A" style:family="table-column">
      <style:table-column-properties style:column-width="12.885cm"/>
    </style:style>
    <style:style style:name="Tableau4.1" style:family="table-row">
      <style:table-row-properties style:min-row-height="8.652cm"/>
    </style:style>
    <style:style style:name="Tableau4.A1" style:family="table-cell">
      <style:table-cell-properties style:vertical-align="middle" fo:padding="0.212cm" fo:border="none"/>
    </style:style>
    <style:style style:name="Tableau5" style:family="table">
      <style:table-properties style:width="12.885cm" table:align="center" fo:background-color="#ffffff">
        <style:background-image/>
      </style:table-properties>
    </style:style>
    <style:style style:name="Tableau5.A" style:family="table-column">
      <style:table-column-properties style:column-width="12.885cm"/>
    </style:style>
    <style:style style:name="Tableau5.1" style:family="table-row">
      <style:table-row-properties style:min-row-height="3.254cm"/>
    </style:style>
    <style:style style:name="Tableau5.A1" style:family="table-cell">
      <style:table-cell-properties style:vertical-align="middle" fo:padding="0.212cm" fo:border="none"/>
    </style:style>
    <style:style style:name="Tableau6" style:family="table">
      <style:table-properties style:width="14.923cm" table:align="center" fo:background-color="#ffffff">
        <style:background-image/>
      </style:table-properties>
    </style:style>
    <style:style style:name="Tableau6.A" style:family="table-column">
      <style:table-column-properties style:column-width="14.923cm"/>
    </style:style>
    <style:style style:name="Tableau6.A1" style:family="table-cell">
      <style:table-cell-properties style:vertical-align="middle" fo:padding="0.212cm" fo:border="none"/>
    </style:style>
    <style:style style:name="Tableau7" style:family="table">
      <style:table-properties style:width="12.832cm" table:align="center" fo:background-color="#ffffff">
        <style:background-image/>
      </style:table-properties>
    </style:style>
    <style:style style:name="Tableau7.A" style:family="table-column">
      <style:table-column-properties style:column-width="12.832cm"/>
    </style:style>
    <style:style style:name="Tableau7.A1" style:family="table-cell">
      <style:table-cell-properties style:vertical-align="middle" fo:padding="0.212cm" fo:border="none"/>
    </style:style>
    <style:style style:name="Tableau8" style:family="table">
      <style:table-properties style:width="14.923cm" table:align="center" fo:background-color="#ffffff">
        <style:background-image/>
      </style:table-properties>
    </style:style>
    <style:style style:name="Tableau8.A" style:family="table-column">
      <style:table-column-properties style:column-width="14.923cm"/>
    </style:style>
    <style:style style:name="Tableau8.A1" style:family="table-cell">
      <style:table-cell-properties style:vertical-align="middle" fo:padding="0.212cm" fo:border="none"/>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list-style-name="L2">
      <style:paragraph-properties fo:margin-top="0cm" fo:margin-bottom="0cm"/>
    </style:style>
    <style:style style:name="P4" style:family="paragraph" style:parent-style-name="Text_20_body" style:list-style-name="L2"/>
    <style:style style:name="P5" style:family="paragraph" style:parent-style-name="Preformatted_20_Text">
      <style:paragraph-properties fo:margin-top="0cm" fo:margin-bottom="0.499cm"/>
    </style:style>
    <style:style style:name="P6" style:family="paragraph" style:parent-style-name="Text_20_body">
      <style:text-properties fo:font-style="italic"/>
    </style:style>
    <style:style style:name="P7" style:family="paragraph" style:parent-style-name="Text_20_body">
      <style:paragraph-properties fo:text-align="center" style:justify-single-word="false"/>
      <style:text-properties fo:color="#999999"/>
    </style:style>
    <style:style style:name="P8" style:family="paragraph" style:parent-style-name="Text_20_body">
      <style:paragraph-properties fo:margin-top="0cm" fo:margin-bottom="0cm" fo:text-align="center" style:justify-single-word="false"/>
      <style:text-properties fo:color="#999999"/>
    </style:style>
    <style:style style:name="P9" style:family="paragraph" style:parent-style-name="Table_20_Contents">
      <style:paragraph-properties fo:margin-top="0cm" fo:margin-bottom="0.499cm"/>
    </style:style>
    <style:style style:name="P10" style:family="paragraph" style:parent-style-name="Text_20_body">
      <style:paragraph-properties fo:margin-top="0cm" fo:margin-bottom="0cm" fo:text-align="center" style:justify-single-word="false"/>
    </style:style>
    <style:style style:name="P11" style:family="paragraph" style:parent-style-name="Text_20_body" style:list-style-name="L3">
      <style:paragraph-properties fo:margin-top="0cm" fo:margin-bottom="0cm"/>
    </style:style>
    <style:style style:name="P12" style:family="paragraph" style:parent-style-name="Text_20_body" style:list-style-name="L3"/>
    <style:style style:name="T1" style:family="text">
      <style:text-properties fo:font-size="10pt" fo:font-style="italic"/>
    </style:style>
    <style:style style:name="T2" style:family="text">
      <style:text-properties fo:font-weight="bold"/>
    </style:style>
    <style:style style:name="T3" style:family="text">
      <style:text-properties fo:font-size="14pt" fo:font-weight="bold"/>
    </style:style>
    <style:style style:name="T4" style:family="text">
      <style:text-properties fo:font-style="italic"/>
    </style:style>
    <style:style style:name="T5" style:family="text">
      <style:text-properties fo:font-style="italic" fo:font-weight="bold"/>
    </style:style>
    <style:style style:name="T6" style:family="text">
      <style:text-properties fo:color="#99999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row>
          <table:table-cell table:style-name="Tableau1.A1" office:value-type="string">
            <text:p text:style-name="Table_20_Contents"><draw:frame draw:style-name="fr1" draw:name="Image1" text:anchor-type="as-char" svg:width="2.011cm" svg:height="0.847cm" draw:z-index="0"><draw:image xlink:href="http://www.xul.fr/rdf_w3c_button.32.gif" xlink:type="simple" xlink:show="embed" xlink:actuate="onLoad"/></draw:frame></text:p>
          </table:table-cell>
        </table:table-row>
      </table:table>
      <text:h text:style-name="P1" text:outline-level="1" text:is-list-header="true">Resource Description Framework</text:h>
      <text:p text:style-name="P2">Cadre de Description de Ressources<text:line-break/><text:span text:style-name="T1">Selon les spécifications de W3C et la documentation de Mozilla</text:span></text:p>
      <text:list text:style-name="L2">
        <text:list-item>
          <text:p text:style-name="P3"><text:a xlink:type="simple" xlink:href="http://www.xul.fr/xml-rdf.html#description">Qu'est-ce que RDF?</text:a> </text:p>
        </text:list-item>
        <text:list-item>
          <text:p text:style-name="P3"><text:a xlink:type="simple" xlink:href="http://www.xul.fr/xml-rdf.html#pourquoi-rdf">Quand utiliser RDF?</text:a> </text:p>
        </text:list-item>
        <text:list-item>
          <text:p text:style-name="P3"><text:a xlink:type="simple" xlink:href="http://www.xul.fr/xml-rdf.html#xml-rdf">XML ou RDF?</text:a> </text:p>
        </text:list-item>
        <text:list-item>
          <text:p text:style-name="P3"><text:a xlink:type="simple" xlink:href="http://www.xul.fr/xml-rdf.html#rdf-base">Les bases de RDF</text:a> </text:p>
          <text:list>
            <text:list-item>
              <text:p text:style-name="P3"><text:a xlink:type="simple" xlink:href="http://www.xul.fr/xml-rdf.html#ressource">Notion de ressource</text:a> </text:p>
            </text:list-item>
          </text:list>
        </text:list-item>
        <text:list-item>
          <text:p text:style-name="P3"><text:a xlink:type="simple" xlink:href="http://www.xul.fr/xml-rdf.html#attribut">Propriété et déclaration</text:a> </text:p>
        </text:list-item>
        <text:list-item>
          <text:p text:style-name="P3"><text:a xlink:type="simple" xlink:href="http://www.xul.fr/xml-rdf.html#d%E9claration">Exemple de déclaration</text:a> </text:p>
        </text:list-item>
        <text:list-item>
          <text:p text:style-name="P3"><text:a xlink:type="simple" xlink:href="http://www.xul.fr/xml-rdf.html#espace-nom">Espaces de noms</text:a> </text:p>
        </text:list-item>
        <text:list-item>
          <text:p text:style-name="P3"><text:a xlink:type="simple" xlink:href="http://www.xul.fr/xml-rdf.html#exemple-complet">L'exemple complet</text:a> </text:p>
        </text:list-item>
        <text:list-item>
          <text:p text:style-name="P3"><text:a xlink:type="simple" xlink:href="http://www.xul.fr/xml-rdf.html#vocabulaire">Vocabulaire et symboles</text:a> </text:p>
        </text:list-item>
        <text:list-item>
          <text:p text:style-name="P3"><text:a xlink:type="simple" xlink:href="http://www.xul.fr/xml-rdf.html#syntaxe">Compléments sur la syntaxe</text:a> </text:p>
          <text:list>
            <text:list-item>
              <text:p text:style-name="P3"><text:a xlink:type="simple" xlink:href="http://www.xul.fr/xml-rdf.html#datasource">Datasource et URI</text:a> </text:p>
            </text:list-item>
          </text:list>
        </text:list-item>
        <text:list-item>
          <text:p text:style-name="P3"><text:a xlink:type="simple" xlink:href="http://www.xul.fr/xml-rdf.html#triplet">La syntaxe des instructions RDF</text:a> </text:p>
        </text:list-item>
        <text:list-item>
          <text:p text:style-name="P3"><text:a xlink:type="simple" xlink:href="http://www.xul.fr/xml-rdf.html#%E9l%E9ments">Principaux éléments RDF</text:a> </text:p>
        </text:list-item>
        <text:list-item>
          <text:p text:style-name="P3"><text:a xlink:type="simple" xlink:href="http://www.xul.fr/xml-rdf.html#E9l%E9ment-attribut">Attributs des éléments</text:a> </text:p>
        </text:list-item>
        <text:list-item>
          <text:p text:style-name="P3"><text:a xlink:type="simple" xlink:href="http://www.xul.fr/xml-rdf.html#exemple">Exemple</text:a> </text:p>
        </text:list-item>
        <text:list-item>
          <text:p text:style-name="P3"><text:a xlink:type="simple" xlink:href="http://www.xul.fr/xml-rdf.html#exemple-animaux">Exemple complet: les animaux</text:a> </text:p>
        </text:list-item>
        <text:list-item>
          <text:p text:style-name="P3"><text:a xlink:type="simple" xlink:href="http://www.xul.fr/xml-rdf.html#convertir-xml">Convertir XML en RDF</text:a> </text:p>
        </text:list-item>
        <text:list-item>
          <text:p text:style-name="P3"><text:a xlink:type="simple" xlink:href="http://www.xul.fr/xml-rdf.html#application-rdf">Applications du format RDF</text:a> </text:p>
          <text:list>
            <text:list-item>
              <text:p text:style-name="P3"><text:a xlink:type="simple" xlink:href="http://www.xul.fr/xml-rdf.html#xul-rdf">XUL et RDF</text:a> </text:p>
            </text:list-item>
          </text:list>
        </text:list-item>
        <text:list-item>
          <text:p text:style-name="P3"><text:a xlink:type="simple" xlink:href="http://www.xul.fr/xml-rdf.html#rss-rdf">RSS</text:a> </text:p>
        </text:list-item>
        <text:list-item>
          <text:p text:style-name="P3"><text:a xlink:type="simple" xlink:href="http://www.xul.fr/xml-rdf.html#dublin-core-rdf">Dublin Core</text:a> </text:p>
        </text:list-item>
        <text:list-item>
          <text:p text:style-name="P4"><text:a xlink:type="simple" xlink:href="http://www.xul.fr/xml-rdf.html#Ressources">Plus d'informations</text:a> </text:p>
        </text:list-item>
      </text:list>
      <text:h text:style-name="Heading_20_2" text:outline-level="2" text:is-list-header="true"><text:bookmark text:name="description"/>Qu'est-ce que RDF?</text:h>
      <text:p text:style-name="Text_20_body">Le format RDF permet de combiner deux documents XML en un seul, en décrivant les relations entre les données, et est utilisé par XUL pour indiquer dans le fichier lui-même comment le programme affichera les données.</text:p>
      <text:h text:style-name="Heading_20_2" text:outline-level="2" text:is-list-header="true"><text:bookmark text:name="pourquoi-rdf"/>Quand utiliser RDF?</text:h>
      <text:p text:style-name="Text_20_body">Ce format convient lorsque l'information doit avoir une structure correspondant à celle de l'outil qui l'utilise, une interface graphique le plus souvent. <text:line-break/>Lorsque également l'on veut agréger des sources de données séparées. Par exemple, locales et distantes. L'exemple qui nous intéresse le plus ici est la combinaison des données définissant l'interface graphique et les données qu'il affiche.<text:line-break/>RDF est utilisé par Firefox pour créer les signets et autres données évolutives, et par XULRunner comme source des éléments de type listes, arborescences.<text:line-break/>Il peut être utilisé pour la localisation en plusieurs langues, les textes étant séparés des éléments logiciels qui les affichent et sélectionnés selon le pays. </text:p>
      <text:h text:style-name="Heading_20_2" text:outline-level="2" text:is-list-header="true"><text:bookmark text:name="xml-rdf"/>XML ou RDF?</text:h>
      <text:p text:style-name="Text_20_body">RDF est complexe. Pourrait-on plutôt utiliser directement xml pour remplir des listes ou des arborescence en XUL? Il y a un article détaillé à ce sujet sur le site de Mozilla.<text:line-break/>On peut charger le fichier XML et utiliser les méthodes du DOM de JavaScript, pour intégrer les éléments un à un.<text:line-break/>En fait il y aurait une quantité de code à écrire. XUL implémente nativement des fonctions pour gérer l'acquisition et la mise à jour des données, de façon invisible.<text:line-break/>RDF est simple au niveau du code XUL, une seule règle pour tous les éléments de la liste, les modifications dans la source de données sont gérées automatiquement par l'interpréteur XUL.<text:line-break/>RDF permet aussi de représenter les mêmes données de différentes façons grâce aux relations incluses dans le document, alors qu'il faudrait écrire un code pour chaque type de présentation à partir d'un fichier XML.<text:line-break/>L'avenir apportera les outils qui permettront de générer automatiquement le fichier RDF.<text:line-break/>En conclusion, utilisez RDF et gardez un code XUL simple, ou choississez XML et le programme sera surchargé par le code nécessaire pour traiter les données.</text:p>
      <text:h text:style-name="Heading_20_2" text:outline-level="2" text:is-list-header="true"><text:bookmark text:name="rdf-base"/>Les bases de RDF </text:h>
      <text:h text:style-name="Heading_20_3" text:outline-level="3" text:is-list-header="true"><text:bookmark text:name="ressource"/>Notion de ressource</text:h>
      <text:p text:style-name="Text_20_body">Une ressource peut être:<text:line-break/>- une page web,<text:line-break/>- une partie d'une page,<text:line-break/>- un site web entier,<text:line-break/>- un autre type de document.<text:line-break/>Une ressource est désignée par une URI.</text:p>
      <text:h text:style-name="Heading_20_3" text:outline-level="3" text:is-list-header="true"><text:bookmark text:name="attribut"/>Propriété et déclaration</text:h>
      <text:p text:style-name="Text_20_body">Une propriété est un attribut d'une ressource ou une relation impliquant une ressource.<text:line-break/>Les caractéristiques des propriétés sont définies par le schéma RDF.<text:line-break/>Une déclaration est un triplet:<text:line-break/>1) une ressource,<text:line-break/>2) une propriété de cette ressource,<text:line-break/>3) et une valeur pour cette propriété.<text:line-break/>Cette valeur peut être une seconde URI ou un littéral, comme une chaîne de caractères.<text:line-break/>Ce modèle provient du cadre plus général de la logique, c'est une transposition du triplet: sujet, prédicat, objet ou valeur.</text:p>
      <text:h text:style-name="Heading_20_3" text:outline-level="3" text:is-list-header="true">Exemple de déclaration</text:h>
      <text:p text:style-name="Text_20_body">Soit un énoncé simple:</text:p>
      <text:p text:style-name="P5"><text:s/>Wells est l'auteur du livre: La Guerre des Mondes.</text:p>
      <text:p text:style-name="Text_20_body">Cela se transpose en composantes RDF:</text:p>
      <text:p text:style-name="Preformatted_20_Text">Sujet / Ressource: http://www.xul.fr/Wells</text:p>
      <text:p text:style-name="Preformatted_20_Text">Prédicat / Propriété: Auteur de </text:p>
      <text:p text:style-name="P5">Objet / Littéral: "La Guerre des Mondes"</text:p>
      <text:p text:style-name="Text_20_body">Et l'écriture formelle RDF devient:</text:p>
      <text:p text:style-name="Preformatted_20_Text">&lt;rdf&gt;</text:p>
      <text:p text:style-name="Preformatted_20_Text"><text:s text:c="2"/>&lt;Description about="http://www.xul.fr/Wells"&gt;</text:p>
      <text:p text:style-name="Preformatted_20_Text"><text:s text:c="5"/>&lt;s:auteur&gt;La Guerre des Mondes&lt;/s:auteur&gt;</text:p>
      <text:p text:style-name="Preformatted_20_Text"><text:s text:c="2"/>&lt;/Description&gt;</text:p>
      <text:p text:style-name="P5">&lt;/rdf&gt;</text:p>
      <text:p text:style-name="Text_20_body">Cette syntaxe sera décrite plus loin. </text:p>
      <text:h text:style-name="Heading_20_3" text:outline-level="3" text:is-list-header="true"><text:bookmark text:name="espace-nom"/>Espaces de noms</text:h>
      <text:p text:style-name="Text_20_body">L'espace de nom est un ensemble dans lequel s'appliquent les règles d'un schéma RDF. Un document RDF fait référence à au moins deux espaces de noms, RDF d'une part, et d'autre part le domaine auxquelles appartiennent les données. Il est indiqué par l'attribut <text:span text:style-name="T2">xmlns</text:span>.<text:line-break/><text:line-break/>Exemple d'attribut d'espace de nom : </text:p>
      <text:p text:style-name="P5"><text:span text:style-name="T2">&lt;rdf:rdf xmlns</text:span>="http://www.w3.org/1999/02/22-rdf-syntax-ns#"&gt;<text:span text:style-name="T2">&lt;/rdf:rdf</text:span>&gt;</text:p>
      <text:p text:style-name="Text_20_body">Noter qu'une fois défini l'espace de nom rdf, le préfixe "rdf:" devient superflu à condition que cet attribut xmlns soit associé à la balise rdf qui englobe le contenu en RDF.</text:p>
      <text:p text:style-name="Text_20_body">Example d'espace de nom global RDF :</text:p>
      <text:p text:style-name="Preformatted_20_Text">&lt;RDF <text:span text:style-name="T2">xmlns</text:span>="http://www.w3.org/1999/02/22-rdf-syntax-ns#"&gt;</text:p>
      <text:p text:style-name="Preformatted_20_Text"><text:s text:c="4"/>...</text:p>
      <text:p text:style-name="P5">&lt;/RDF&gt; </text:p>
      <text:h text:style-name="Heading_20_3" text:outline-level="3" text:is-list-header="true"><text:bookmark text:name="exemple-complet"/>L'exemple complet</text:h>
      <text:p text:style-name="Text_20_body">Incluant le triplet et les définitions d'espaces de noms:</text:p>
      <text:p text:style-name="Preformatted_20_Text">&lt;?xml version="1.0 ?&gt;</text:p>
      <text:p text:style-name="Preformatted_20_Text">&lt;rdf xmlns="http://www.w3.org/1999/02/22-rdf-syntax-ns#" xmlns:s="http://description.org/schema/" &gt; </text:p>
      <text:p text:style-name="Preformatted_20_Text"><text:s text:c="2"/>&lt;Description about="http://www.xul.fr/Wells"&gt;</text:p>
      <text:p text:style-name="Preformatted_20_Text"><text:s text:c="5"/>&lt;s:auteur&gt;La Guerre des Mondes&lt;s:auteur&gt;</text:p>
      <text:p text:style-name="Preformatted_20_Text"><text:s text:c="2"/>&lt;/Description&gt;</text:p>
      <text:p text:style-name="P5">&lt;/rdf&gt;</text:p>
      <text:h text:style-name="Heading_20_2" text:outline-level="2" text:is-list-header="true"><text:bookmark text:name="vocabulaire"/>Vocabulaire et symboles</text:h>
      <text:p text:style-name="Text_20_body"><text:span text:style-name="T2">Resource</text:span>: Une ressource (resource en anglais) est une collection d'instructions. Cela correspond donc à un document RDF.<text:line-break/><text:span text:style-name="T2">Instruction</text:span>: Une instruction associe une donnée (un texte littéral ou une ressource) à l'élément qu'elle concerne.<text:line-break/><text:span text:style-name="T2">Literal</text:span>: Un littéral est un texte. <text:line-break/><text:span text:style-name="T2">Triplet</text:span>: Une instruction complexe avec un sujet, un prédicat, un objet. <text:line-break/><text:line-break/><text:span text:style-name="T2">Le symbole </text:span><text:span text:style-name="T3">*</text:span>: désigne l'élément suivant tant qu'il s'en présente.<text:line-break/><text:span text:style-name="T2">Le symbole #</text:span>: désigne un élément à l'intérieur d'un document RDF.<text:line-break/> Le début du document si le symbole n'est pas suivi d'un mot. <text:line-break/> Le document courant et la position courante si le symbole n'est pas précédé d'une adresse.<text:line-break/><text:span text:style-name="T2">Le symbole ?</text:span>: est un symbole de XUL. Il précède un nom de variable, (le tout entre guillemets). C'est le contenu de la variable qui sera utilisé.</text:p>
      <text:h text:style-name="Heading_20_2" text:outline-level="2" text:is-list-header="true"><text:bookmark text:name="syntaxe"/>Compléments sur la syntaxe </text:h>
      <text:h text:style-name="Heading_20_3" text:outline-level="3" text:is-list-header="true"><text:bookmark text:name="datasource"/>Datasource et URI</text:h>
      <text:p text:style-name="Text_20_body">Une template est remplie à partir d'une source de donnée, ou datasource.<text:line-break/>Son adresse est assignée comme attribut du plus grand conteneur du template par une URI selon le format: <text:span text:style-name="T2">datasources="..."</text:span><text:line-break/>Une URI est soit une adresse URL, locale ou distante, soit un composant local. <text:line-break/><text:line-break/><text:span text:style-name="T2">datasources=rdf:null</text:span><text:line-break/>Cette source de donnée est vide. Dans ce cas on veut ajouter des données de façon dynamique.</text:p>
      <text:h text:style-name="Heading_20_3" text:outline-level="3" text:is-list-header="true"><text:bookmark text:name="triplet"/>La syntaxe des instructions RDF</text:h>
      <text:p text:style-name="Text_20_body">Un triplet se représente par un élément avec deux attributs. Le sujet est la valeur d'un attribut <text:span text:style-name="T2">about</text:span>. Le prédicat est le second attribut, et l'objet est la valeur de ce second attribut.<text:line-break/>Par exemple, le sujet est X, le prédicat est le nom de X, l'objet est Sandra.</text:p>
      <text:p text:style-name="Preformatted_20_Text">&lt;rdf:rdf</text:p>
      <text:p text:style-name="Preformatted_20_Text"><text:s text:c="3"/>xmlns:rdf="http://www.w3.org/1999/02/22-rdf-syntax-ns#" </text:p>
      <text:p text:style-name="Preformatted_20_Text"><text:s text:c="3"/>xmlns:people="people/" &gt;</text:p>
      <text:p text:style-name="Preformatted_20_Text">&lt;description </text:p>
      <text:p text:style-name="Preformatted_20_Text"><text:s text:c="6"/><text:span text:style-name="T2">about</text:span>="X"</text:p>
      <text:p text:style-name="Preformatted_20_Text"><text:s text:c="6"/>people:<text:span text:style-name="T2">nom</text:span>="Sandra" /&gt;</text:p>
      <text:p text:style-name="P5">&lt;/rdf&gt; </text:p>
      <text:p text:style-name="Text_20_body">Il est possible de multiplier les attributs. </text:p>
      <text:p text:style-name="Preformatted_20_Text"><text:s/>&lt;description </text:p>
      <text:p text:style-name="Preformatted_20_Text"><text:s text:c="5"/><text:span text:style-name="T2">about</text:span>="X"</text:p>
      <text:p text:style-name="Preformatted_20_Text"><text:s text:c="5"/>people:<text:span text:style-name="T2">nom</text:span>="Sandra"</text:p>
      <text:p text:style-name="P5"><text:s text:c="5"/><text:span text:style-name="T2">genre</text:span>="Female" /&gt;</text:p>
      <text:p text:style-name="Text_20_body">On peut aussi créer un élément description pour chaque nouvel attribut, en reprenant le même sujet avec l'attribut about.</text:p>
      <text:p text:style-name="Preformatted_20_Text">&lt;description </text:p>
      <text:p text:style-name="Preformatted_20_Text"><text:s text:c="2"/><text:span text:style-name="T2">about</text:span>="X"</text:p>
      <text:p text:style-name="P5"><text:s text:c="2"/>people:<text:span text:style-name="T2">genre</text:span>="Female" /&gt;</text:p>
      <text:p text:style-name="Text_20_body">Il est possible de représenter le prédicat par un sous élément. Les deux représentations, par attribut ou par sous élément sont équivalentes. </text:p>
      <text:p text:style-name="Preformatted_20_Text">&lt;description <text:span text:style-name="T2">about</text:span>="X" &gt;</text:p>
      <text:p text:style-name="Preformatted_20_Text"><text:s text:c="4"/>&lt;people:<text:span text:style-name="T2">nom&gt; </text:span>"Sandra" &lt;/people:<text:span text:style-name="T2">nom</text:span>&gt;</text:p>
      <text:p text:style-name="P5">&lt;/description&gt; </text:p>
      <text:p text:style-name="Text_20_body">On pourrait combiner des attributs et des sous éléments dans un élément.<text:line-break/>On peut avoir un triplet qui met en relation une ressource avec une autre ressource et non un littéral, dans ce cas on utilise l'attribut <text:span text:style-name="T2">resource</text:span>. <text:line-break/>La valeur du predicat <text:span text:style-name="T2">type</text:span>, qui donne le type d'un objet, peut par exception est utilisé comme nom d'élément. </text:p>
      <text:p text:style-name="Preformatted_20_Text">&lt;rdf </text:p>
      <text:p text:style-name="Preformatted_20_Text"><text:s text:c="2"/>xmlns:rdf="http://www.w3.org/1999/02/22-rdf-syntax-ns#"</text:p>
      <text:p text:style-name="Preformatted_20_Text"><text:s text:c="2"/>xmlns:<text:span text:style-name="T2">monde</text:span>="<text:span text:style-name="T2">monde</text:span>" <text:s text:c="21"/>   </text:p>
      <text:p text:style-name="Preformatted_20_Text"><text:s text:c="2"/>xmlns:people="people/"&gt;</text:p>
      <text:p text:style-name="Preformatted_20_Text"><text:s text:c="2"/>&lt;<text:span text:style-name="T2">monde</text:span>:<text:span text:style-name="T2">personne</text:span> <text:span text:style-name="T2">about</text:span>="http://www.xulplanet.com/rdf/people/Sandra"&gt;</text:p>
      <text:p text:style-name="Preformatted_20_Text"><text:s text:c="2"/>&lt;/<text:span text:style-name="T2">monde</text:span>:<text:span text:style-name="T2">personne</text:span>&gt; </text:p>
      <text:p text:style-name="P5">&lt;/rdf&gt; </text:p>
      <text:p text:style-name="Text_20_body">Le type "personne" dans l'espace de nom "monde", est devenu un sous élément et remplace l'élément "description" avec l'attribut "type" dont la valeur est "personne". </text:p>
      <text:h text:style-name="Heading_20_2" text:outline-level="2" text:is-list-header="true">Principaux éléments RDF</text:h>
      <text:p text:style-name="Text_20_body">Tous les éléments définis dans RDF sont des ressources. Les ressources sont spécialisées en classes, conteneurs, propriétés, etc.<text:line-break/><text:span text:style-name="T4">Ressources</text:span><text:line-break/><text:span text:style-name="T2">resource</text:span>: Objet de type resource.<text:span text:style-name="T5"><text:line-break/><text:line-break/></text:span><text:span text:style-name="T4">Classes</text:span><text:span text:style-name="T5"><text:line-break/><text:line-break/></text:span><text:span text:style-name="T2">datatype</text:span>: un type de données.<text:line-break/><text:span text:style-name="T2">literal</text:span>: une valeur littérale.</text:p>
      <text:p text:style-name="P6">Eléments</text:p>
      <text:p text:style-name="Text_20_body"><text:span text:style-name="T2">description</text:span> Balise pour décrire une relation entre un sujet et un objet.<text:line-break/><text:span text:style-name="T2">bag</text:span>: liste d'éléments dont l'ordre n'a aucune importance. (Bag=Valise) <text:line-break/><text:span text:style-name="T2">seq</text:span>: (séquence) liste d'élément dont l'ordre est significatif. <text:line-break/><text:span text:style-name="T2">alt</text:span>: (alternative) liste d'éléments parmi lesquels on en choisit un. <text:line-break/><text:span text:style-name="T2">li</text:span>: élément d'une liste.<text:line-break/><text:span text:style-name="T2"><text:line-break/></text:span><text:span text:style-name="T4">Attributs</text:span><text:line-break/><text:line-break/><text:span text:style-name="T2">about</text:span>:désigne le sujet d'une relation.<text:span text:style-name="T2"><text:line-break/>label</text:span>: libellé d'une ressource.<text:line-break/><text:span text:style-name="T2">type</text:span>: désigne le type d'un objet.<text:line-break/><text:span text:style-name="T2">comment</text:span>: description d'une ressource.</text:p>
      <text:h text:style-name="Heading_20_2" text:outline-level="2" text:is-list-header="true">Attributs des éléments</text:h>
      <text:p text:style-name="Text_20_body"><text:span text:style-name="T2">xml:lang</text:span>: Désigne la langue du document. Se place à tout niveau de la hiérarchie.<text:line-break/><text:span text:style-name="T2">rdf: about</text:span>: Spécifie le document dont on parle, donc son emplacement<text:line-break/>   Exemple: rdf:about="mondocument.html"<text:line-break/>   Exemple: rdf:about="http://www.xul.fr/document.html"<text:line-break/><text:span text:style-name="T2">parseType</text:span>: Le type de traitement pour le contenu de cette balise. La valeur est "literal" pour un contenu XML ou "resource" pour un contenu RDF. </text:p>
      <text:h text:style-name="Heading_20_2" text:outline-level="2" text:is-list-header="true"><text:bookmark text:name="exemple"/>Exemple</text:h>
      <text:p text:style-name="Text_20_body">Le premier document XML donne une liste de noms communs d'animaux.</text:p>
      <table:table table:name="Tableau2" table:style-name="Tableau2">
        <table:table-column table:style-name="Tableau2.A"/>
        <table:table-row table:style-name="Tableau2.1">
          <table:table-cell table:style-name="Tableau2.A1" office:value-type="string">
            <text:p text:style-name="Table_20_Contents">&lt;animals&gt;<text:line-break/>   &lt;name&gt;Tarantula&lt;/name&gt;<text:line-break/>   &lt;name&gt;Emu&lt;/name&gt;<text:line-break/>   &lt;name&gt;Barn Owl&lt;/name&gt;<text:line-break/>&lt;/animals &gt;</text:p>
          </table:table-cell>
        </table:table-row>
      </table:table>
      <text:p text:style-name="P7">Un document XML </text:p>
      <text:p text:style-name="Text_20_body">Le second document XML donne une liste de noms latins.</text:p>
      <table:table table:name="Tableau3" table:style-name="Tableau3">
        <table:table-column table:style-name="Tableau3.A"/>
        <table:table-row>
          <table:table-cell table:style-name="Tableau3.A1" office:value-type="string">
            <text:p text:style-name="Table_20_Contents">&lt;animals&gt; <text:line-break/>   &lt;species&gt;Avicularia avicularia&lt;/species&gt;<text:line-break/>   &lt;species&gt;Dromaius novaehollandiae&lt;/species&gt; <text:line-break/>   &lt;species&gt;Tyto alba&lt;/species&gt;<text:line-break/>&lt;animals&gt; </text:p>
          </table:table-cell>
        </table:table-row>
      </table:table>
      <text:p text:style-name="P7">Un autre document XML </text:p>
      <text:p text:style-name="Text_20_body">Ces deux documents sont maintenant associés. L'attribut about désigne l'animal par un code, une balise le relie à un nom commun et une autre au nom latin. L'affichage XUL devra refléter la correspondance entre ces deux attributs.</text:p>
      <table:table table:name="Tableau4" table:style-name="Tableau4">
        <table:table-column table:style-name="Tableau4.A"/>
        <table:table-row table:style-name="Tableau4.1">
          <table:table-cell table:style-name="Tableau4.A1" office:value-type="string">
            <text:p text:style-name="Table_20_Contents">&lt;rdf:description rdf:about="animals" &gt; <text:line-break/>   &lt;animals:name&gt;animals&lt;/animals:name&gt;<text:line-break/>&lt;/rdf:description&gt;<text:line-break/><text:line-break/>&lt;rdf:description rdf:about="animals/arachnids/tarantula" &gt; <text:line-break/>   &lt;animals:name&gt;Tarantula&lt;/animals:name&gt;<text:line-break/>   &lt;animals:species&gt;Avicularia avicularia&lt;/animals:species&gt; <text:line-break/>&lt;/rdf:description&gt;<text:line-break/><text:line-break/>&lt;rdf:description rdf:about="animals/birds/emu" &gt;<text:line-break/>   &lt;animals:name&gt;Emu&lt;/animals:name&gt;<text:line-break/>   &lt;animals:species&gt;Dromaius novaehollandiae&lt;/animals:species&gt; <text:line-break/>&lt;/rdf:description&gt;<text:line-break/><text:line-break/>&lt;rdf:description rdf:about="animals/birds/barnowl" &gt;<text:line-break/>   &lt;animals:name&gt;Barn Owl&lt;/animals:name&gt; <text:line-break/>   &lt;animals:species&gt;Tyto alba&lt;/animals:species&gt;<text:line-break/>&lt;/rdf:description&gt; </text:p>
          </table:table-cell>
        </table:table-row>
      </table:table>
      <text:p text:style-name="P8">Association des fichiers selon la syntaxe RDF </text:p>
      <text:p text:style-name="Text_20_body"><text:line-break/>La structure des données hiérarchisée.<text:line-break/>L'attribut <text:span text:style-name="T2">about</text:span> identifie l'élément de liste tandis que l'attribut <text:span text:style-name="T2">resource</text:span> fait la correspondance avec la description.<text:line-break/>Maintenant l'élément "animals", décrit séparément, enclos les autres éléments.</text:p>
      <table:table table:name="Tableau5" table:style-name="Tableau5">
        <table:table-column table:style-name="Tableau5.A"/>
        <table:table-row table:style-name="Tableau5.1">
          <table:table-cell table:style-name="Tableau5.A1" office:value-type="string">
            <text:p text:style-name="P9">&lt;rdf:seq rdf:about="animals" &gt; <text:line-break/><text:line-break/>   &lt;rdf:seq rdf:about="animals/arachnids/tarantula" &gt; <text:line-break/>      &lt;rdf:li rdf:resource="arachnids/tarantula"/&gt;<text:line-break/>   &lt;/rdf:seq&gt;<text:line-break/><text:line-break/>  &lt;rdf:seq rdf:about="animals/birds/emu"&gt; <text:line-break/>      &lt;rdf:li rdf:resource="arachnids/tarantula"/&gt;<text:line-break/>  &lt;/rdf:seq&gt;<text:line-break/><text:line-break/>  &lt;rdf:seq rdf:about="animals/arachnids/tarantula" &gt; <text:line-break/>      &lt;rdf:li rdf:resource="arachnids/tarantula"/&gt;<text:line-break/>   &lt;/rdf:seq&gt;<text:line-break/><text:line-break/>&lt;/rdf:seq&gt; </text:p>
          </table:table-cell>
        </table:table-row>
      </table:table>
      <text:p text:style-name="P8">Création d'une structure exploitable par XUL</text:p>
      <text:p text:style-name="Text_20_body"><text:line-break/>Le fichier XUL exploitant ce document RDF.<text:line-break/>Les valeurs d'attributs en l'occurence, <text:span text:style-name="T2">name</text:span> et <text:span text:style-name="T2">species</text:span> qui appartiennent au document RDF courant, sont assignées au contenu de cellule du tableau.</text:p>
      <table:table table:name="Tableau6" table:style-name="Tableau6">
        <table:table-column table:style-name="Tableau6.A"/>
        <table:table-row>
          <table:table-cell table:style-name="Tableau6.A1" office:value-type="string">
            <text:p text:style-name="Table_20_Contents">&lt;tree datasource="animals.rdf" ref="animals"&gt;<text:line-break/>&lt;template&gt; <text:line-break/>  &lt;rule&gt;<text:line-break/>    &lt;treechildren&gt;<text:line-break/>      &lt;treeitem uri="rdf:*"&gt;<text:line-break/>        &lt;treerow&gt;<text:line-break/>           &lt;treecell label="rdf:rdf#name"/&gt; <text:line-break/>           &lt;treecell label="rdf:rdf#species"/&gt;<text:line-break/>         &lt;/treerow&gt;<text:line-break/>    &lt;/treeitem&gt;<text:line-break/>    &lt;/treechildren&gt; <text:line-break/>  &lt;/rule&gt; <text:line-break/>&lt;/template&gt; <text:line-break/>&lt;/tree&gt; </text:p>
          </table:table-cell>
        </table:table-row>
      </table:table>
      <text:p text:style-name="P10"><text:span text:style-name="T6">Fichier XUL affichant le document RDF</text:span> </text:p>
      <text:p text:style-name="Text_20_body"><text:line-break/>Décrivons le format XUL associé à un document RDF.<text:line-break/>La balise template enclos une unité utilisée comme modèle, à partir de laquelle chaque unité du document sera générée. Son contenu peut être répété n fois, pour n éléments dans le fichier RDF. <text:line-break/>Le document RDF concerné est indiqué par l'attribut <text:span text:style-name="T2">datasource</text:span>. <text:line-break/>Une <text:span text:style-name="T2">rule</text:span>, donc une règle, est un conteneur pour un bloc RDF.<text:line-break/>- Les conditions sont des <text:span text:style-name="T2">rules</text:span>, ayant un attribut dont la valeur doit être satisfaite, <text:line-break/>- les actions sont aussi des <text:span text:style-name="T2">rules</text:span>, qui associent effectivement les données RDF aux éléments de XUL.<text:line-break/>L'attribut <text:span text:style-name="T2">uri</text:span>, précisement <text:span text:style-name="T2">uri="rdf:*"</text:span> est un marqueur qui indique en quel endroit on commence à assigner les données de chaque élément du fichier RDF. Il démarre une séquence d'assignements. </text:p>
      <table:table table:name="Tableau7" table:style-name="Tableau7">
        <table:table-column table:style-name="Tableau7.A"/>
        <table:table-row>
          <table:table-cell table:style-name="Tableau7.A1" office:value-type="string">
            <text:p text:style-name="P9">&lt;tag datasource="animals.rdf" &gt;<text:line-break/>&lt;template&gt;<text:line-break/>   &lt;rule&gt;<text:line-break/>       &lt;conditions&gt;<text:line-break/>            ....<text:line-break/>       &lt;/conditions&gt;<text:line-break/>       &lt;action&gt;<text:line-break/>            ...<text:line-break/>       &lt;/action&gt;<text:line-break/>    &lt;rule&gt;<text:line-break/>           ... <text:line-break/>    &lt;rule&gt; <text:line-break/>        .....etc...<text:line-break/>&lt;/template&gt; <text:line-break/>&lt;/tag&gt; </text:p>
          </table:table-cell>
        </table:table-row>
      </table:table>
      <text:p text:style-name="P2"><text:span text:style-name="T6">Format général XUL d'utilisation de fichier RDF</text:span> </text:p>
      <text:h text:style-name="Heading_20_2" text:outline-level="2" text:is-list-header="true"><text:bookmark text:name="exemple-animaux"/>Exemple complet: les animaux</text:h>
      <text:p text:style-name="Text_20_body"><text:a xlink:type="simple" xlink:href="http://www.xul.fr/animals.xul" office:target-frame-name="_self" xlink:show="replace">Afficher</text:a> (localement sous Firefox. Internet Explorer affiche le source.)<text:line-break/>Voir le <text:a xlink:type="simple" xlink:href="http://www.xul.fr/animals.rdf.txt" office:target-frame-name="_self" xlink:show="replace">fichier RDF</text:a>.<text:line-break/>Voir le <text:a xlink:type="simple" xlink:href="http://www.xul.fr/animals.xul.txt" office:target-frame-name="_self" xlink:show="replace">source XUL</text:a>. </text:p>
      <text:h text:style-name="Heading_20_2" text:outline-level="2" text:is-list-header="true"><text:bookmark text:name="convertir-xml"/>Convertir XML en RDF</text:h>
      <text:p text:style-name="Text_20_body">Pour exploiter des documents XML dans une application XUL, il faudra écrire un script de conversion de XML en RDF.<text:line-break/>Le script utilisera un élément RDF comme modèle, et génèrera les autres pour chaque élément du document XML.<text:line-break/>(Un tel script sera disponible ultérieurement sur ce site).</text:p>
      <text:h text:style-name="Heading_20_2" text:outline-level="2" text:is-list-header="true"><text:bookmark text:name="application-rdf"/>Applications du format RDF</text:h>
      <text:h text:style-name="Heading_20_3" text:outline-level="3" text:is-list-header="true"><text:bookmark text:name="xul-rdf"/>XUL et RDF</text:h>
      <text:p text:style-name="Text_20_body">En utilisant RDF, on peut créer des listes et des arborescences dont on définit seulement le premier élément. Autant d'éléments seront affichés qu'il y a d'entrées dans le fichier RDF.<text:line-break/>Pour rendre l'interface graphique dynamique, il suffit de placer le modèle d'élément de liste entre les balises:<text:line-break/>&lt;<text:span text:style-name="T2">template</text:span>&gt;<text:line-break/>...<text:line-break/>&lt;/<text:span text:style-name="T2">template</text:span>&gt; <text:line-break/><text:line-break/>Il faut spécifier le document RDF par l'attribut <text:span text:style-name="T2">datasource</text:span> de la liste ou le tableau qui affiche les données, l'attribut <text:span text:style-name="T2">uri</text:span>, indique que l'élément XUL est une ligne d'affichage et le code <text:span text:style-name="T2">#</text:span> suivi d'un nom de balise ou d'attribut RDF indique quelle donnée insérer.</text:p>
      <table:table table:name="Tableau8" table:style-name="Tableau8">
        <table:table-column table:style-name="Tableau8.A"/>
        <table:table-row>
          <table:table-cell table:style-name="Tableau8.A1" office:value-type="string">
            <text:p text:style-name="Table_20_Contents">&lt;tree <text:span text:style-name="T2">datasource</text:span>="animals.rdf"&gt;<text:line-break/>   &lt;<text:span text:style-name="T2">template</text:span>&gt; <text:line-break/>      &lt;treechildren&gt;<text:line-break/>      &lt;treeitem <text:span text:style-name="T2">uri="rdf:*"</text:span>&gt;<text:line-break/>        &lt;treerow&gt;<text:line-break/>           &lt;treecell label="rdf:rdf<text:span text:style-name="T2">#name</text:span>"/&gt; <text:line-break/>           &lt;treecell label="rdf:rdf<text:span text:style-name="T2">#species</text:span>"/&gt;<text:line-break/>         &lt;/treerow&gt;<text:line-break/>    &lt;/treeitem&gt;<text:line-break/>    &lt;/treechildren&gt; <text:line-break/>   &lt;/<text:span text:style-name="T2">template</text:span>&gt; <text:line-break/>&lt;/tree&gt; </text:p>
          </table:table-cell>
        </table:table-row>
      </table:table>
      <text:p text:style-name="Text_20_body">Noter que l'on indique l'espace de nom rdf pour les données, car par défaut, les éléments sont des éléments XUL.</text:p>
      <text:h text:style-name="Heading_20_2" text:outline-level="2" text:is-list-header="true"><text:bookmark text:name="rss-rdf"/>RSS</text:h>
      <text:p text:style-name="Text_20_body">RDF est un des formats utilisés pour créer des flux RSS, "RDF Site Summary".<text:line-break/>Voir l<text:a xlink:type="simple" xlink:href="http://www.xul.fr/xml-rss.html" office:target-frame-name="_parent" xlink:show="replace">'article sur RSS</text:a>.</text:p>
      <text:h text:style-name="Heading_20_2" text:outline-level="2" text:is-list-header="true"><text:bookmark text:name="dublin-core-rdf"/>Dublin Core</text:h>
      <text:p text:style-name="Text_20_body">C'est un espace de nom standard pour la description d'oeuvres ou de documents.<text:line-break/>Le nom abrégé est <text:span text:style-name="T2">dc</text:span> est les éléments sont: <text:span text:style-name="T2">author</text:span>, <text:span text:style-name="T2">title</text:span>, <text:span text:style-name="T2">subject</text:span>, etc...<text:line-break/><text:line-break/>&lt;<text:span text:style-name="T2">dc:author</text:span>&gt; Victor Hugo &lt;<text:span text:style-name="T2">/dc:author</text:span>&gt;</text:p>
      <text:h text:style-name="Heading_20_2" text:outline-level="2" text:is-list-header="true"><text:bookmark text:name="Ressources"/>Plus d'informations</text:h>
      <text:list text:style-name="L3">
        <text:list-item>
          <text:p text:style-name="P11"><text:a xlink:type="simple" xlink:href="http://www.la-grange.net/w3c/REC-rdf-syntax/">Spécification</text:a> RDF du W3C en version française. La spécification <text:a xlink:type="simple" xlink:href="http://www.w3.org/TR/rdf-schema/" office:target-frame-name="_parent" xlink:show="replace">RDF Schema</text:a> devrait la remplacer (anglais). </text:p>
        </text:list-item>
        <text:list-item>
          <text:p text:style-name="P11"><text:a xlink:type="simple" xlink:href="http://websemantique.org/RDF/" office:target-frame-name="_self" xlink:show="replace">Concepts de RDF</text:a>. Description de RDF en terme de graphes. </text:p>
        </text:list-item>
        <text:list-item>
          <text:p text:style-name="P11"><text:a xlink:type="simple" xlink:href="http://websemantique.org/DC/" office:target-frame-name="_self" xlink:show="replace">Dublin Core</text:a>. Plus de précisions.</text:p>
        </text:list-item>
        <text:list-item>
          <text:p text:style-name="P12"><text:a xlink:type="simple" xlink:href="http://www.w3.org/2001/sw/" office:target-frame-name="_self" xlink:show="replace">Web Semantique</text:a> par le W3C (anglai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Mono L" svg:font-family="'Nimbus Mono L'" style:font-family-generic="modern" style:font-pitch="fixed"/>
    <style:font-face style:name="Bitstream Vera Sans Mono" svg:font-family="'Bitstream Vera Sans Mono'" style:font-adornments="Roman" style:font-family-generic="swiss" style:font-pitch="fixed"/>
    <style:font-face style:name="DejaVu Sans" svg:font-family="'DejaVu Sans'" style:font-pitch="variable"/>
    <style:font-face style:name="Nimbus Roman No9 L" svg:font-family="'Nimbus Roman No9 L'"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hadow="none"/>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4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2pt" fo:font-weight="bold" style:font-name-asian="DejaVu Sans" style:font-size-asian="14pt" style:font-weight-asian="bold" style:font-name-complex="DejaVu Sans"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text-properties fo:color="#000080" style:font-name="Bitstream Vera Sans Mono"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Bitstream Vera Sans Mono" fo:font-size="8pt" style:font-name-asian="Nimbus Mono L" style:font-size-asian="10pt" style:font-name-complex="Nimbus Mono L"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Brice TEXIER</meta:initial-creator>
    <meta:creation-date>2007-05-03T10:56:27</meta:creation-date>
    <dc:creator>Brice TEXIER</dc:creator>
    <dc:date>2007-05-04T09:16:04</dc:date>
    <meta:printed-by>Brice TEXIER</meta:printed-by>
    <meta:print-date>2007-05-03T11:01:52</meta:print-date>
    <dc:language>fr-FR</dc:language>
    <meta:editing-cycles>3</meta:editing-cycles>
    <meta:editing-duration>PT16H42M23S</meta:editing-duration>
    <meta:user-defined meta:name="Info 1"/>
    <meta:user-defined meta:name="Info 2"/>
    <meta:user-defined meta:name="Info 3"/>
    <meta:user-defined meta:name="Info 4"/>
    <meta:document-statistic meta:table-count="8" meta:image-count="1" meta:object-count="0" meta:page-count="7" meta:paragraph-count="146" meta:word-count="2163" meta:character-count="14445"/>
  </office:meta>
</office:document-meta>
</file>